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8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4.411cm"/>
    </style:style>
    <style:style style:name="co5" style:family="table-column">
      <style:table-column-properties fo:break-before="auto" style:column-width="3.7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38cm" fo:break-before="auto" style:use-optimal-row-height="false"/>
    </style:style>
    <style:style style:name="ro2" style:family="table-row">
      <style:table-row-properties style:row-height="0.38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 style:data-style-name="N3">
      <style:table-cell-properties style:vertical-align="middle"/>
    </style:style>
    <style:style style:name="ce6" style:family="table-cell" style:parent-style-name="Default" style:data-style-name="N3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4">
      <style:table-cell-properties style:vertical-align="middle"/>
    </style:style>
    <style:style style:name="ce8" style:family="table-cell" style:parent-style-name="Default" style:data-style-name="N129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29">
      <style:table-cell-properties style:text-align-source="fix" style:repeat-content="false" style:vertical-align="middle"/>
      <style:paragraph-properties fo:text-align="end" fo:margin-left="0cm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4" style:family="table-cell" style:parent-style-name="Default">
      <style:table-cell-properties fo:wrap-option="wrap" style:vertical-align="middle"/>
      <style:text-properties style:use-window-font-color="true"/>
    </style:style>
    <style:style style:name="ce15" style:family="table-cell" style:parent-style-name="Default">
      <style:table-cell-properties fo:wrap-option="wrap" style:vertical-align="middle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7" style:family="table-cell" style:parent-style-name="Default" style:data-style-name="N145">
      <style:table-cell-properties style:text-align-source="fix" style:repeat-content="false" style:vertical-align="middl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cip-022-nyc-redemption-calculations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demption calculations as of 2024/07/16</text:p>
          </table:table-cell>
          <table:table-cell table:style-name="ce3" office:value-type="string" calcext:value-type="string">
            <text:p>Amount</text:p>
          </table:table-cell>
          <table:table-cell table:style-name="ce9" office:value-type="string" calcext:value-type="string">
            <text:p>Data Source</text:p>
          </table:table-cell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NYC Total Supply (V1, 0 decimals)</text:p>
          </table:table-cell>
          <table:table-cell table:style-name="ce5" office:value-type="float" office:value="260362015" calcext:value-type="float">
            <text:p>260,362,015</text:p>
          </table:table-cell>
          <table:table-cell table:style-name="ce12" office:value-type="string" calcext:value-type="string">
            <text:p><text:a xlink:href="https://api.citycoins.co/v1/mia/token/get-total-supply" xlink:type="simple">https://api.citycoins.co/v1/mia/token/get-total-supply</text:a></text:p>
          </table:table-cell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NYC Total Supply (V2, 6 decimals)</text:p>
          </table:table-cell>
          <table:table-cell table:style-name="ce5" office:value-type="float" office:value="5728313937000000" calcext:value-type="float">
            <text:p>5,728,313,937,000,000</text:p>
          </table:table-cell>
          <table:table-cell table:style-name="ce12" office:value-type="string" calcext:value-type="string">
            <text:p><text:a xlink:href="https://api.citycoins.co/v2/mia/token/get-total-supply" xlink:type="simple">https://api.citycoins.co/v2/mia/token/get-total-supply</text:a></text:p>
          </table:table-cell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Combined Total Supply (6 decimals)</text:p>
          </table:table-cell>
          <table:table-cell table:style-name="ce6" office:value-type="float" office:value="5988675952" calcext:value-type="float">
            <text:p>5,988,675,952</text:p>
          </table:table-cell>
          <table:table-cell table:style-name="ce12" office:value-type="string" calcext:value-type="string">
            <text:p>https://api.citycoins.co/nyc/token/get-total-supply</text:p>
          </table:table-cell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Combined Total Supply (check)</text:p>
          </table:table-cell>
          <table:table-cell table:style-name="ce5" table:formula="of:=([.B2]*1000000)+[.B3]" office:value-type="float" office:value="5988675952000000" calcext:value-type="float">
            <text:p>5,988,675,952,000,000</text:p>
          </table:table-cell>
          <table:table-cell table:style-name="ce12" office:value-type="string" calcext:value-type="string">
            <text:p>Formula: =(B3*1000000)+B4</text:p>
          </table:table-cell>
          <table:table-cell table:style-name="ce19" table:number-columns-repeated="1021"/>
        </table:table-row>
        <table:table-row table:style-name="ro2">
          <table:table-cell table:style-name="ce19"/>
          <table:table-cell table:style-name="ce7"/>
          <table:table-cell table:style-name="ce12"/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NYC Mining Treasury STX Balance</text:p>
          </table:table-cell>
          <table:table-cell table:style-name="ce8" office:value-type="float" office:value="10241497.066794" calcext:value-type="float">
            <text:p>10,241,497.066794</text:p>
          </table:table-cell>
          <table:table-cell table:style-name="ce13" office:value-type="string" calcext:value-type="string" table:number-columns-spanned="3" table:number-rows-spanned="1">
            <text:p>https://explorer.hiro.so/txid/SP8A9HZ3PKST0S42VM9523Z9NV42SZ026V4K39WH.ccd002-treasury-nyc-mining-v2?chain=mainnet</text:p>
          </table:table-cell>
          <table:covered-table-cell table:number-columns-repeated="2" table:style-name="ce19"/>
          <table:table-cell table:style-name="ce19" table:number-columns-repeated="1019"/>
        </table:table-row>
        <table:table-row table:style-name="ro1">
          <table:table-cell table:style-name="ce19" office:value-type="string" calcext:value-type="string">
            <text:p>NYC Mining Treasury uSTX Balance</text:p>
          </table:table-cell>
          <table:table-cell table:style-name="ce5" table:formula="of:=[.B7]*1000000" office:value-type="float" office:value="10241497066794" calcext:value-type="float">
            <text:p>10,241,497,066,794</text:p>
          </table:table-cell>
          <table:table-cell table:style-name="ce12" office:value-type="string" calcext:value-type="string">
            <text:p>Formula: =B8*1000000</text:p>
          </table:table-cell>
          <table:table-cell table:style-name="ce19" table:number-columns-repeated="1021"/>
        </table:table-row>
        <table:table-row table:style-name="ro2">
          <table:table-cell table:style-name="ce19" table:number-columns-repeated="2"/>
          <table:table-cell table:style-name="ce12"/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Redemption scale factor</text:p>
          </table:table-cell>
          <table:table-cell table:style-name="ce4" office:value-type="float" office:value="100000000" calcext:value-type="float">
            <text:p>100,000,000</text:p>
          </table:table-cell>
          <table:table-cell table:style-name="ce13" office:value-type="string" calcext:value-type="string" table:number-columns-spanned="3" table:number-rows-spanned="1">
            <text:p>https://github.com/citycoins/protocol/blob/4122d743b2ff0fa8d7f7b898e0050a6fb22e176d/contracts/extensions/ccd012-redemption-nyc.clar#L27</text:p>
          </table:table-cell>
          <table:covered-table-cell table:number-columns-repeated="2" table:style-name="ce19"/>
          <table:table-cell table:style-name="ce19" table:number-columns-repeated="1019"/>
        </table:table-row>
        <table:table-row table:style-name="ro1">
          <table:table-cell table:style-name="ce19" office:value-type="string" calcext:value-type="string">
            <text:p>Redemption ratio (scaled)</text:p>
          </table:table-cell>
          <table:table-cell table:style-name="ce7" table:formula="of:=([.B8]*[.B10])/[.B4]" office:value-type="float" office:value="171014380288.413" calcext:value-type="float">
            <text:p>171,014,380,288.41</text:p>
          </table:table-cell>
          <table:table-cell table:style-name="ce14" office:value-type="string" calcext:value-type="string">
            <text:p><text:span text:style-name="T1">Formula: =(B9*B11)/B5</text:span></text:p>
          </table:table-cell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Redemption ratio (integer)</text:p>
          </table:table-cell>
          <table:table-cell table:style-name="ce5" table:formula="of:=[.B11]" office:value-type="float" office:value="171014380288.413" calcext:value-type="float">
            <text:p>171,014,380,288</text:p>
          </table:table-cell>
          <table:table-cell table:style-name="ce15" office:value-type="string" calcext:value-type="string">
            <text:p><text:span text:style-name="T2">Formula: =B12 (truncated to 0 decimals)</text:span></text:p>
          </table:table-cell>
          <table:table-cell table:style-name="ce19" table:number-columns-repeated="1021"/>
        </table:table-row>
        <table:table-row table:style-name="ro1">
          <table:table-cell table:style-name="ce19" office:value-type="string" calcext:value-type="string">
            <text:p>Redemption ratio (decimal)</text:p>
          </table:table-cell>
          <table:table-cell table:style-name="ce8" table:formula="of:=[.B12]/1000000" office:value-type="float" office:value="171014.380288413" calcext:value-type="float">
            <text:p>171,014.380288</text:p>
          </table:table-cell>
          <table:table-cell table:style-name="ce12" office:value-type="string" calcext:value-type="string">
            <text:p>Formula: =B13/1000000 (truncated to 6 decimals)</text:p>
          </table:table-cell>
          <table:table-cell table:style-name="ce19" table:number-columns-repeated="1021"/>
        </table:table-row>
        <table:table-row table:style-name="ro1">
          <table:table-cell table:style-name="ce19"/>
          <table:table-cell table:style-name="ce7"/>
          <table:table-cell table:style-name="ce19" table:number-columns-repeated="1022"/>
        </table:table-row>
        <table:table-row table:style-name="ro1">
          <table:table-cell table:style-name="ce3" office:value-type="string" calcext:value-type="string">
            <text:p>micro-NYC Amount (no decimals)</text:p>
          </table:table-cell>
          <table:table-cell table:style-name="ce9" office:value-type="string" calcext:value-type="string">
            <text:p>NYC amount (6 decimals)</text:p>
          </table:table-cell>
          <table:table-cell table:style-name="ce9" office:value-type="string" calcext:value-type="string">
            <text:p>micro-STX to redeem</text:p>
          </table:table-cell>
          <table:table-cell table:style-name="ce9" office:value-type="string" calcext:value-type="string">
            <text:p>STX to redeem</text:p>
          </table:table-cell>
          <table:table-cell table:style-name="ce9" office:value-type="string" calcext:value-type="string">
            <text:p>Can redeem?</text:p>
          </table:table-cell>
          <table:table-cell table:style-name="ce18"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table:formula="of:=[.A16]/1000000" office:value-type="float" office:value="0.000001" calcext:value-type="float">
            <text:p>0.000001</text:p>
          </table:table-cell>
          <table:table-cell table:style-name="ce16" table:formula="of:=([.A16]*[.$B$12])/[.$B$10]" office:value-type="float" office:value="1710.14380288413" calcext:value-type="float">
            <text:p>1710.14380288413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No, less than 1 uSTX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10" table:formula="of:=[.A17]/1000000" office:value-type="float" office:value="0.0005" calcext:value-type="float">
            <text:p>0.000500</text:p>
          </table:table-cell>
          <table:table-cell table:style-name="ce16" table:formula="of:=([.A17]*[.$B$12])/[.$B$10]" office:value-type="float" office:value="855071.901442064" calcext:value-type="float">
            <text:p>855071.901442064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No, less than 1 uSTX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584" calcext:value-type="float">
            <text:p>584</text:p>
          </table:table-cell>
          <table:table-cell table:style-name="ce10" table:formula="of:=[.A18]/1000000" office:value-type="float" office:value="0.000584" calcext:value-type="float">
            <text:p>0.000584</text:p>
          </table:table-cell>
          <table:table-cell table:style-name="ce16" table:formula="of:=([.A18]*[.$B$12])/[.$B$10]" office:value-type="float" office:value="998723.98088433" calcext:value-type="float">
            <text:p>998723.98088433</text:p>
          </table:table-cell>
          <table:table-cell table:style-name="ce17" office:value-type="string" calcext:value-type="string">
            <text:p>n/a</text:p>
          </table:table-cell>
          <table:table-cell table:style-name="ce18" office:value-type="string" calcext:value-type="string">
            <text:p>No, less than 1 uSTX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585" calcext:value-type="float">
            <text:p>585</text:p>
          </table:table-cell>
          <table:table-cell table:style-name="ce10" table:formula="of:=[.A19]/1000000" office:value-type="float" office:value="0.000585" calcext:value-type="float">
            <text:p>0.000585</text:p>
          </table:table-cell>
          <table:table-cell table:style-name="ce4" table:formula="of:=([.A19]*[.$B$12])/[.$B$10]" office:value-type="float" office:value="1000434.12468721" calcext:value-type="float">
            <text:p>1,000,434</text:p>
          </table:table-cell>
          <table:table-cell table:style-name="ce10" table:formula="of:=[.C19]/1000000" office:value-type="float" office:value="1.00043412468721" calcext:value-type="float">
            <text:p>1.000434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0" table:formula="of:=[.A20]/1000000" office:value-type="float" office:value="0.0006" calcext:value-type="float">
            <text:p>0.000600</text:p>
          </table:table-cell>
          <table:table-cell table:style-name="ce4" table:formula="of:=([.A20]*[.$B$12])/[.$B$10]" office:value-type="float" office:value="1026086.28173048" calcext:value-type="float">
            <text:p>1,026,086</text:p>
          </table:table-cell>
          <table:table-cell table:style-name="ce10" table:formula="of:=[.C20]/1000000" office:value-type="float" office:value="1.02608628173048" calcext:value-type="float">
            <text:p>1.026086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1000000" calcext:value-type="float">
            <text:p>1,000,000</text:p>
          </table:table-cell>
          <table:table-cell table:style-name="ce10" table:formula="of:=[.A21]/1000000" office:value-type="float" office:value="1" calcext:value-type="float">
            <text:p>1.000000</text:p>
          </table:table-cell>
          <table:table-cell table:style-name="ce4" table:formula="of:=([.A21]*[.$B$12])/[.$B$10]" office:value-type="float" office:value="1710143802.88413" calcext:value-type="float">
            <text:p>1,710,143,803</text:p>
          </table:table-cell>
          <table:table-cell table:style-name="ce10" table:formula="of:=[.C21]/1000000" office:value-type="float" office:value="1710.14380288413" calcext:value-type="float">
            <text:p>1,710.143803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1000000000" calcext:value-type="float">
            <text:p>1,000,000,000</text:p>
          </table:table-cell>
          <table:table-cell table:style-name="ce10" table:formula="of:=[.A22]/1000000" office:value-type="float" office:value="1000" calcext:value-type="float">
            <text:p>1,000.000000</text:p>
          </table:table-cell>
          <table:table-cell table:style-name="ce4" table:formula="of:=([.A22]*[.$B$12])/[.$B$10]" office:value-type="float" office:value="1710143802884.13" calcext:value-type="float">
            <text:p>1,710,143,802,884</text:p>
          </table:table-cell>
          <table:table-cell table:style-name="ce10" table:formula="of:=[.C22]/1000000" office:value-type="float" office:value="1710143.80288413" calcext:value-type="float">
            <text:p>1,710,143.802884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100000000000" calcext:value-type="float">
            <text:p>100,000,000,000</text:p>
          </table:table-cell>
          <table:table-cell table:style-name="ce10" table:formula="of:=[.A23]/1000000" office:value-type="float" office:value="100000" calcext:value-type="float">
            <text:p>100,000.000000</text:p>
          </table:table-cell>
          <table:table-cell table:style-name="ce4" table:formula="of:=([.A23]*[.$B$12])/[.$B$10]" office:value-type="float" office:value="171014380288413" calcext:value-type="float">
            <text:p>171,014,380,288,413</text:p>
          </table:table-cell>
          <table:table-cell table:style-name="ce10" table:formula="of:=[.C23]/1000000" office:value-type="float" office:value="171014380.288413" calcext:value-type="float">
            <text:p>171,014,380.288413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500000000000" calcext:value-type="float">
            <text:p>500,000,000,000</text:p>
          </table:table-cell>
          <table:table-cell table:style-name="ce10" table:formula="of:=[.A24]/1000000" office:value-type="float" office:value="500000" calcext:value-type="float">
            <text:p>500,000.000000</text:p>
          </table:table-cell>
          <table:table-cell table:style-name="ce4" table:formula="of:=([.A24]*[.$B$12])/[.$B$10]" office:value-type="float" office:value="855071901442064" calcext:value-type="float">
            <text:p>855,071,901,442,064</text:p>
          </table:table-cell>
          <table:table-cell table:style-name="ce10" table:formula="of:=[.C24]/1000000" office:value-type="float" office:value="855071901.442064" calcext:value-type="float">
            <text:p>855,071,901.442064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1000000000000" calcext:value-type="float">
            <text:p>1,000,000,000,000</text:p>
          </table:table-cell>
          <table:table-cell table:style-name="ce10" table:formula="of:=[.A25]/1000000" office:value-type="float" office:value="1000000" calcext:value-type="float">
            <text:p>1,000,000.000000</text:p>
          </table:table-cell>
          <table:table-cell table:style-name="ce4" table:formula="of:=([.A25]*[.$B$12])/[.$B$10]" office:value-type="float" office:value="1710143802884127" calcext:value-type="float">
            <text:p>1,710,143,802,884,127</text:p>
          </table:table-cell>
          <table:table-cell table:style-name="ce10" table:formula="of:=[.C25]/1000000" office:value-type="float" office:value="1710143802.88413" calcext:value-type="float">
            <text:p>1,710,143,802.884130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5000000000000" calcext:value-type="float">
            <text:p>5,000,000,000,000</text:p>
          </table:table-cell>
          <table:table-cell table:style-name="ce10" table:formula="of:=[.A26]/1000000" office:value-type="float" office:value="5000000" calcext:value-type="float">
            <text:p>5,000,000.000000</text:p>
          </table:table-cell>
          <table:table-cell table:style-name="ce4" table:formula="of:=([.A26]*[.$B$12])/[.$B$10]" office:value-type="float" office:value="8550719014420636" calcext:value-type="float">
            <text:p>8,550,719,014,420,636</text:p>
          </table:table-cell>
          <table:table-cell table:style-name="ce10" table:formula="of:=[.C26]/1000000" office:value-type="float" office:value="8550719014.42064" calcext:value-type="float">
            <text:p>8,550,719,014.420640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25000000000000" calcext:value-type="float">
            <text:p>25,000,000,000,000</text:p>
          </table:table-cell>
          <table:table-cell table:style-name="ce10" table:formula="of:=[.A27]/1000000" office:value-type="float" office:value="25000000" calcext:value-type="float">
            <text:p>25,000,000.000000</text:p>
          </table:table-cell>
          <table:table-cell table:style-name="ce4" table:formula="of:=([.A27]*[.$B$12])/[.$B$10]" office:value-type="float" office:value="4.27535950721032E+016" calcext:value-type="float">
            <text:p>42,753,595,072,103,200</text:p>
          </table:table-cell>
          <table:table-cell table:style-name="ce10" table:formula="of:=[.C27]/1000000" office:value-type="float" office:value="42753595072.1032" calcext:value-type="float">
            <text:p>42,753,595,072.103200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1">
          <table:table-cell table:style-name="ce4" office:value-type="float" office:value="50000000000000" calcext:value-type="float">
            <text:p>50,000,000,000,000</text:p>
          </table:table-cell>
          <table:table-cell table:style-name="ce10" table:formula="of:=[.A28]/1000000" office:value-type="float" office:value="50000000" calcext:value-type="float">
            <text:p>50,000,000.000000</text:p>
          </table:table-cell>
          <table:table-cell table:style-name="ce4" table:formula="of:=([.A28]*[.$B$12])/[.$B$10]" office:value-type="float" office:value="8.55071901442064E+016" calcext:value-type="float">
            <text:p>85,507,190,144,206,400</text:p>
          </table:table-cell>
          <table:table-cell table:style-name="ce10" table:formula="of:=[.C28]/1000000" office:value-type="float" office:value="85507190144.2064" calcext:value-type="float">
            <text:p>85,507,190,144.206400</text:p>
          </table:table-cell>
          <table:table-cell table:style-name="ce18" office:value-type="string" calcext:value-type="string">
            <text:p>Yes</text:p>
          </table:table-cell>
          <table:table-cell table:style-name="ce19"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5">
      <number:number number:decimal-places="1" number:min-decimal-places="1" number:min-integer-digits="1" number:grouping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6" number:min-decimal-places="6" number:min-integer-digits="1" number:grouping="true"/>
    </number:number-style>
    <number:number-style style:name="N130">
      <number:number number:decimal-places="7" number:min-decimal-places="7" number:min-integer-digits="1" number:grouping="true"/>
    </number:number-style>
    <number:number-style style:name="N131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32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33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34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35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36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37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8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2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44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4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7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8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9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50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 style:data-style-name="N2" text:time-value="09:45:13.4375613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1:38:44.876576112</meta:creation-date>
    <dc:date>2024-07-16T09:54:23.216515526</dc:date>
    <meta:editing-duration>PT59M51S</meta:editing-duration>
    <meta:editing-cycles>23</meta:editing-cycles>
    <meta:generator>LibreOffice/24.2.4.2$Linux_X86_64 LibreOffice_project/420$Build-2</meta:generator>
    <meta:document-statistic meta:table-count="1" meta:cell-count="103" meta:object-count="0"/>
  </office:meta>
</office:document-meta>
</file>